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lege/University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0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3">
            <text:p>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2">
            <text:p>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3">
            <text:p>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66">
            <text:p>566</text:p>
          </table:table-cell>
          <table:table-cell table:style-name="ce22" office:value-type="float" office:value="14">
            <text:p>14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3">
            <text:p>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32">
            <text:p>332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85">
            <text:p>885</text:p>
          </table:table-cell>
          <table:table-cell table:style-name="ce22" office:value-type="float" office:value="2">
            <text:p>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13">
            <text:p>1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5">
            <text:p>5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724">
            <text:p>2724</text:p>
          </table:table-cell>
          <table:table-cell table:style-name="ce22" office:value-type="float" office:value="26">
            <text:p>26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290">
            <text:p>3290</text:p>
          </table:table-cell>
          <table:table-cell table:style-name="ce22" office:value-type="float" office:value="40">
            <text:p>40</text:p>
          </table:table-cell>
          <table:table-cell table:number-columns-repeated="10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